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92.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334.945373535156" calcext:value-type="float">
            <text:p>334.945373535156</text:p>
          </table:table-cell>
          <table:table-cell office:value-type="float" office:value="653.3173828125" calcext:value-type="float">
            <text:p>653.3173828125</text:p>
          </table:table-cell>
          <table:table-cell office:value-type="float" office:value="104.051116943359" calcext:value-type="float">
            <text:p>104.051116943359</text:p>
          </table:table-cell>
          <table:table-cell office:value-type="float" office:value="180.338562011719" calcext:value-type="float">
            <text:p>180.338562011719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209.614532470703" calcext:value-type="float">
            <text:p>209.614532470703</text:p>
          </table:table-cell>
          <table:table-cell office:value-type="float" office:value="428.885986328125" calcext:value-type="float">
            <text:p>428.885986328125</text:p>
          </table:table-cell>
          <table:table-cell office:value-type="float" office:value="114.414451599121" calcext:value-type="float">
            <text:p>114.414451599121</text:p>
          </table:table-cell>
          <table:table-cell office:value-type="float" office:value="94.0101928710937" calcext:value-type="float">
            <text:p>94.0101928710937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162.298095703125" calcext:value-type="float">
            <text:p>162.298095703125</text:p>
          </table:table-cell>
          <table:table-cell office:value-type="float" office:value="254.391159057617" calcext:value-type="float">
            <text:p>254.391159057617</text:p>
          </table:table-cell>
          <table:table-cell office:value-type="float" office:value="117.213569641113" calcext:value-type="float">
            <text:p>117.213569641113</text:p>
          </table:table-cell>
          <table:table-cell office:value-type="float" office:value="38.2180862426758" calcext:value-type="float">
            <text:p>38.2180862426758</text:p>
          </table:table-cell>
        </table:table-row>
        <table:table-row table:style-name="ro1">
          <table:table-cell office:value-type="float" office:value="5580" calcext:value-type="float">
            <text:p>5580</text:p>
          </table:table-cell>
          <table:table-cell office:value-type="float" office:value="154.050552368164" calcext:value-type="float">
            <text:p>154.050552368164</text:p>
          </table:table-cell>
          <table:table-cell office:value-type="float" office:value="266.701721191406" calcext:value-type="float">
            <text:p>266.701721191406</text:p>
          </table:table-cell>
          <table:table-cell office:value-type="float" office:value="98.6972579956055" calcext:value-type="float">
            <text:p>98.6972579956055</text:p>
          </table:table-cell>
          <table:table-cell office:value-type="float" office:value="56.453914642334" calcext:value-type="float">
            <text:p>56.453914642334</text:p>
          </table:table-cell>
        </table:table-row>
        <table:table-row table:style-name="ro1">
          <table:table-cell office:value-type="float" office:value="7110" calcext:value-type="float">
            <text:p>7110</text:p>
          </table:table-cell>
          <table:table-cell office:value-type="float" office:value="399.94" calcext:value-type="float">
            <text:p>399.94</text:p>
          </table:table-cell>
          <table:table-cell office:value-type="float" office:value="967.89" calcext:value-type="float">
            <text:p>967.89</text:p>
          </table:table-cell>
          <table:table-cell office:value-type="float" office:value="98.37" calcext:value-type="float">
            <text:p>98.37</text:p>
          </table:table-cell>
          <table:table-cell office:value-type="float" office:value="250.5" calcext:value-type="float">
            <text:p>250.5</text:p>
          </table:table-cell>
        </table:table-row>
        <table:table-row table:style-name="ro1">
          <table:table-cell office:value-type="float" office:value="8630" calcext:value-type="float">
            <text:p>8630</text:p>
          </table:table-cell>
          <table:table-cell office:value-type="float" office:value="278.738067626953" calcext:value-type="float">
            <text:p>278.738067626953</text:p>
          </table:table-cell>
          <table:table-cell office:value-type="float" office:value="603.011108398438" calcext:value-type="float">
            <text:p>603.011108398438</text:p>
          </table:table-cell>
          <table:table-cell office:value-type="float" office:value="88.9061050415039" calcext:value-type="float">
            <text:p>88.9061050415039</text:p>
          </table:table-cell>
          <table:table-cell office:value-type="float" office:value="191.792282104492" calcext:value-type="float">
            <text:p>191.792282104492</text:p>
          </table:table-cell>
        </table:table-row>
        <table:table-row table:style-name="ro1">
          <table:table-cell office:value-type="float" office:value="10210" calcext:value-type="float">
            <text:p>10210</text:p>
          </table:table-cell>
          <table:table-cell office:value-type="float" office:value="598.475646972656" calcext:value-type="float">
            <text:p>598.475646972656</text:p>
          </table:table-cell>
          <table:table-cell office:value-type="float" office:value="1072.76623535156" calcext:value-type="float">
            <text:p>1072.76623535156</text:p>
          </table:table-cell>
          <table:table-cell office:value-type="float" office:value="147.603164672852" calcext:value-type="float">
            <text:p>147.603164672852</text:p>
          </table:table-cell>
          <table:table-cell office:value-type="float" office:value="279.159851074219" calcext:value-type="float">
            <text:p>279.159851074219</text:p>
          </table:table-cell>
        </table:table-row>
        <table:table-row table:style-name="ro1">
          <table:table-cell office:value-type="float" office:value="11940" calcext:value-type="float">
            <text:p>11940</text:p>
          </table:table-cell>
          <table:table-cell office:value-type="float" office:value="262.365325927734" calcext:value-type="float">
            <text:p>262.365325927734</text:p>
          </table:table-cell>
          <table:table-cell office:value-type="float" office:value="946.642822265625" calcext:value-type="float">
            <text:p>946.642822265625</text:p>
          </table:table-cell>
          <table:table-cell office:value-type="float" office:value="98.5978393554688" calcext:value-type="float">
            <text:p>98.5978393554688</text:p>
          </table:table-cell>
          <table:table-cell office:value-type="float" office:value="250.424789428711" calcext:value-type="float">
            <text:p>250.424789428711</text:p>
          </table:table-cell>
        </table:table-row>
        <table:table-row table:style-name="ro1">
          <table:table-cell office:value-type="float" office:value="13640" calcext:value-type="float">
            <text:p>13640</text:p>
          </table:table-cell>
          <table:table-cell office:value-type="float" office:value="542.518859863281" calcext:value-type="float">
            <text:p>542.518859863281</text:p>
          </table:table-cell>
          <table:table-cell office:value-type="float" office:value="1329.14587402344" calcext:value-type="float">
            <text:p>1329.14587402344</text:p>
          </table:table-cell>
          <table:table-cell office:value-type="float" office:value="118.376281738281" calcext:value-type="float">
            <text:p>118.376281738281</text:p>
          </table:table-cell>
          <table:table-cell office:value-type="float" office:value="386.610229492188" calcext:value-type="float">
            <text:p>386.610229492188</text:p>
          </table:table-cell>
        </table:table-row>
        <table:table-row table:style-name="ro1">
          <table:table-cell office:value-type="float" office:value="15350" calcext:value-type="float">
            <text:p>15350</text:p>
          </table:table-cell>
          <table:table-cell office:value-type="float" office:value="586.790954589844" calcext:value-type="float">
            <text:p>586.790954589844</text:p>
          </table:table-cell>
          <table:table-cell office:value-type="float" office:value="1130.97045898438" calcext:value-type="float">
            <text:p>1130.97045898438</text:p>
          </table:table-cell>
          <table:table-cell office:value-type="float" office:value="118.048904418945" calcext:value-type="float">
            <text:p>118.048904418945</text:p>
          </table:table-cell>
          <table:table-cell office:value-type="float" office:value="375.600830078125" calcext:value-type="float">
            <text:p>375.600830078125</text:p>
          </table:table-cell>
        </table:table-row>
        <table:table-row table:style-name="ro1">
          <table:table-cell office:value-type="float" office:value="17330" calcext:value-type="float">
            <text:p>17330</text:p>
          </table:table-cell>
          <table:table-cell office:value-type="float" office:value="497.133117675781" calcext:value-type="float">
            <text:p>497.133117675781</text:p>
          </table:table-cell>
          <table:table-cell office:value-type="float" office:value="1045.53234863281" calcext:value-type="float">
            <text:p>1045.53234863281</text:p>
          </table:table-cell>
          <table:table-cell office:value-type="float" office:value="197.299942016602" calcext:value-type="float">
            <text:p>197.299942016602</text:p>
          </table:table-cell>
          <table:table-cell office:value-type="float" office:value="278.216644287109" calcext:value-type="float">
            <text:p>278.216644287109</text:p>
          </table:table-cell>
        </table:table-row>
        <table:table-row table:style-name="ro1">
          <table:table-cell office:value-type="float" office:value="19400" calcext:value-type="float">
            <text:p>19400</text:p>
          </table:table-cell>
          <table:table-cell office:value-type="float" office:value="618.458129882812" calcext:value-type="float">
            <text:p>618.458129882812</text:p>
          </table:table-cell>
          <table:table-cell office:value-type="float" office:value="2249.7578125" calcext:value-type="float">
            <text:p>2249.7578125</text:p>
          </table:table-cell>
          <table:table-cell office:value-type="float" office:value="285.497039794922" calcext:value-type="float">
            <text:p>285.497039794922</text:p>
          </table:table-cell>
          <table:table-cell office:value-type="float" office:value="559.732666015625" calcext:value-type="float">
            <text:p>559.732666015625</text:p>
          </table:table-cell>
        </table:table-row>
        <table:table-row table:style-name="ro1">
          <table:table-cell office:value-type="float" office:value="21440" calcext:value-type="float">
            <text:p>21440</text:p>
          </table:table-cell>
          <table:table-cell office:value-type="float" office:value="253.350067138672" calcext:value-type="float">
            <text:p>253.350067138672</text:p>
          </table:table-cell>
          <table:table-cell office:value-type="float" office:value="719.531311035156" calcext:value-type="float">
            <text:p>719.531311035156</text:p>
          </table:table-cell>
          <table:table-cell office:value-type="float" office:value="108.301818847656" calcext:value-type="float">
            <text:p>108.301818847656</text:p>
          </table:table-cell>
          <table:table-cell office:value-type="float" office:value="187.95849609375" calcext:value-type="float">
            <text:p>187.95849609375</text:p>
          </table:table-cell>
        </table:table-row>
        <table:table-row table:style-name="ro1">
          <table:table-cell office:value-type="float" office:value="23340" calcext:value-type="float">
            <text:p>23340</text:p>
          </table:table-cell>
          <table:table-cell office:value-type="float" office:value="393.185333251953" calcext:value-type="float">
            <text:p>393.185333251953</text:p>
          </table:table-cell>
          <table:table-cell office:value-type="float" office:value="945.695373535156" calcext:value-type="float">
            <text:p>945.695373535156</text:p>
          </table:table-cell>
          <table:table-cell office:value-type="float" office:value="127.88493347168" calcext:value-type="float">
            <text:p>127.88493347168</text:p>
          </table:table-cell>
          <table:table-cell office:value-type="float" office:value="281.697631835937" calcext:value-type="float">
            <text:p>281.697631835937</text:p>
          </table:table-cell>
        </table:table-row>
        <table:table-row table:style-name="ro1">
          <table:table-cell office:value-type="float" office:value="25340" calcext:value-type="float">
            <text:p>25340</text:p>
          </table:table-cell>
          <table:table-cell office:value-type="float" office:value="412.65380859375" calcext:value-type="float">
            <text:p>412.65380859375</text:p>
          </table:table-cell>
          <table:table-cell office:value-type="float" office:value="797.825561523438" calcext:value-type="float">
            <text:p>797.825561523438</text:p>
          </table:table-cell>
          <table:table-cell office:value-type="float" office:value="187.178634643555" calcext:value-type="float">
            <text:p>187.178634643555</text:p>
          </table:table-cell>
          <table:table-cell office:value-type="float" office:value="175.027389526367" calcext:value-type="float">
            <text:p>175.027389526367</text:p>
          </table:table-cell>
        </table:table-row>
        <table:table-row table:style-name="ro1">
          <table:table-cell office:value-type="float" office:value="27310" calcext:value-type="float">
            <text:p>27310</text:p>
          </table:table-cell>
          <table:table-cell office:value-type="float" office:value="375.099731445312" calcext:value-type="float">
            <text:p>375.099731445312</text:p>
          </table:table-cell>
          <table:table-cell office:value-type="float" office:value="708.346435546875" calcext:value-type="float">
            <text:p>708.346435546875</text:p>
          </table:table-cell>
          <table:table-cell office:value-type="float" office:value="187.126861572266" calcext:value-type="float">
            <text:p>187.126861572266</text:p>
          </table:table-cell>
          <table:table-cell office:value-type="float" office:value="172.736907958984" calcext:value-type="float">
            <text:p>172.736907958984</text:p>
          </table:table-cell>
        </table:table-row>
        <table:table-row table:style-name="ro1">
          <table:table-cell office:value-type="float" office:value="29970" calcext:value-type="float">
            <text:p>29970</text:p>
          </table:table-cell>
          <table:table-cell office:value-type="float" office:value="561.249389648438" calcext:value-type="float">
            <text:p>561.249389648438</text:p>
          </table:table-cell>
          <table:table-cell office:value-type="float" office:value="1171.57019042969" calcext:value-type="float">
            <text:p>1171.57019042969</text:p>
          </table:table-cell>
          <table:table-cell office:value-type="float" office:value="177.446182250977" calcext:value-type="float">
            <text:p>177.446182250977</text:p>
          </table:table-cell>
          <table:table-cell office:value-type="float" office:value="308.131134033203" calcext:value-type="float">
            <text:p>308.131134033203</text:p>
          </table:table-cell>
        </table:table-row>
        <table:table-row table:style-name="ro1">
          <table:table-cell office:value-type="float" office:value="32470" calcext:value-type="float">
            <text:p>32470</text:p>
          </table:table-cell>
          <table:table-cell office:value-type="float" office:value="578.658752441406" calcext:value-type="float">
            <text:p>578.658752441406</text:p>
          </table:table-cell>
          <table:table-cell office:value-type="float" office:value="1013.48522949219" calcext:value-type="float">
            <text:p>1013.48522949219</text:p>
          </table:table-cell>
          <table:table-cell office:value-type="float" office:value="118.098678588867" calcext:value-type="float">
            <text:p>118.098678588867</text:p>
          </table:table-cell>
          <table:table-cell office:value-type="float" office:value="209.723403930664" calcext:value-type="float">
            <text:p>209.723403930664</text:p>
          </table:table-cell>
        </table:table-row>
        <table:table-row table:style-name="ro1">
          <table:table-cell office:value-type="float" office:value="34930" calcext:value-type="float">
            <text:p>34930</text:p>
          </table:table-cell>
          <table:table-cell office:value-type="float" office:value="953.253784179688" calcext:value-type="float">
            <text:p>953.253784179688</text:p>
          </table:table-cell>
          <table:table-cell office:value-type="float" office:value="1742.11340332031" calcext:value-type="float">
            <text:p>1742.11340332031</text:p>
          </table:table-cell>
          <table:table-cell office:value-type="float" office:value="403.887969970703" calcext:value-type="float">
            <text:p>403.887969970703</text:p>
          </table:table-cell>
          <table:table-cell office:value-type="float" office:value="328.459899902344" calcext:value-type="float">
            <text:p>328.459899902344</text:p>
          </table:table-cell>
        </table:table-row>
        <table:table-row table:style-name="ro1">
          <table:table-cell office:value-type="float" office:value="37040" calcext:value-type="float">
            <text:p>37040</text:p>
          </table:table-cell>
          <table:table-cell office:value-type="float" office:value="763.544799804687" calcext:value-type="float">
            <text:p>763.544799804687</text:p>
          </table:table-cell>
          <table:table-cell office:value-type="float" office:value="1486.52661132813" calcext:value-type="float">
            <text:p>1486.52661132813</text:p>
          </table:table-cell>
          <table:table-cell office:value-type="float" office:value="354.781036376953" calcext:value-type="float">
            <text:p>354.781036376953</text:p>
          </table:table-cell>
          <table:table-cell office:value-type="float" office:value="397.819213867187" calcext:value-type="float">
            <text:p>397.819213867187</text:p>
          </table:table-cell>
        </table:table-row>
        <table:table-row table:style-name="ro1">
          <table:table-cell office:value-type="float" office:value="39400" calcext:value-type="float">
            <text:p>39400</text:p>
          </table:table-cell>
          <table:table-cell office:value-type="float" office:value="651.296752929688" calcext:value-type="float">
            <text:p>651.296752929688</text:p>
          </table:table-cell>
          <table:table-cell office:value-type="float" office:value="1445.9482421875" calcext:value-type="float">
            <text:p>1445.9482421875</text:p>
          </table:table-cell>
          <table:table-cell office:value-type="float" office:value="147.736038208008" calcext:value-type="float">
            <text:p>147.736038208008</text:p>
          </table:table-cell>
          <table:table-cell office:value-type="float" office:value="420.163604736328" calcext:value-type="float">
            <text:p>420.163604736328</text:p>
          </table:table-cell>
        </table:table-row>
        <table:table-row table:style-name="ro1">
          <table:table-cell office:value-type="float" office:value="41430" calcext:value-type="float">
            <text:p>41430</text:p>
          </table:table-cell>
          <table:table-cell office:value-type="float" office:value="736.760131835938" calcext:value-type="float">
            <text:p>736.760131835938</text:p>
          </table:table-cell>
          <table:table-cell office:value-type="float" office:value="1467.69934082031" calcext:value-type="float">
            <text:p>1467.69934082031</text:p>
          </table:table-cell>
          <table:table-cell office:value-type="float" office:value="216.802886962891" calcext:value-type="float">
            <text:p>216.802886962891</text:p>
          </table:table-cell>
          <table:table-cell office:value-type="float" office:value="390.64404296875" calcext:value-type="float">
            <text:p>390.64404296875</text:p>
          </table:table-cell>
        </table:table-row>
        <table:table-row table:style-name="ro1">
          <table:table-cell office:value-type="float" office:value="43240" calcext:value-type="float">
            <text:p>43240</text:p>
          </table:table-cell>
          <table:table-cell office:value-type="float" office:value="397.027496337891" calcext:value-type="float">
            <text:p>397.027496337891</text:p>
          </table:table-cell>
          <table:table-cell office:value-type="float" office:value="669.71630859375" calcext:value-type="float">
            <text:p>669.71630859375</text:p>
          </table:table-cell>
          <table:table-cell office:value-type="float" office:value="187.15754699707" calcext:value-type="float">
            <text:p>187.15754699707</text:p>
          </table:table-cell>
          <table:table-cell office:value-type="float" office:value="168.661758422852" calcext:value-type="float">
            <text:p>168.661758422852</text:p>
          </table:table-cell>
        </table:table-row>
        <table:table-row table:style-name="ro1">
          <table:table-cell office:value-type="float" office:value="45700" calcext:value-type="float">
            <text:p>45700</text:p>
          </table:table-cell>
          <table:table-cell office:value-type="float" office:value="560.087341308594" calcext:value-type="float">
            <text:p>560.087341308594</text:p>
          </table:table-cell>
          <table:table-cell office:value-type="float" office:value="1692.77038574219" calcext:value-type="float">
            <text:p>1692.77038574219</text:p>
          </table:table-cell>
          <table:table-cell office:value-type="float" office:value="197.091186523438" calcext:value-type="float">
            <text:p>197.091186523438</text:p>
          </table:table-cell>
          <table:table-cell office:value-type="float" office:value="408.160827636719" calcext:value-type="float">
            <text:p>408.160827636719</text:p>
          </table:table-cell>
        </table:table-row>
        <table:table-row table:style-name="ro1">
          <table:table-cell office:value-type="float" office:value="48330" calcext:value-type="float">
            <text:p>48330</text:p>
          </table:table-cell>
          <table:table-cell office:value-type="float" office:value="743.788818359375" calcext:value-type="float">
            <text:p>743.788818359375</text:p>
          </table:table-cell>
          <table:table-cell office:value-type="float" office:value="1879.50122070313" calcext:value-type="float">
            <text:p>1879.50122070313</text:p>
          </table:table-cell>
          <table:table-cell office:value-type="float" office:value="137.883865356445" calcext:value-type="float">
            <text:p>137.883865356445</text:p>
          </table:table-cell>
          <table:table-cell office:value-type="float" office:value="616.870239257813" calcext:value-type="float">
            <text:p>616.870239257813</text:p>
          </table:table-cell>
        </table:table-row>
        <table:table-row table:style-name="ro1">
          <table:table-cell office:value-type="float" office:value="50280" calcext:value-type="float">
            <text:p>50280</text:p>
          </table:table-cell>
          <table:table-cell office:value-type="float" office:value="726.555908203125" calcext:value-type="float">
            <text:p>726.555908203125</text:p>
          </table:table-cell>
          <table:table-cell office:value-type="float" office:value="2008.60034179688" calcext:value-type="float">
            <text:p>2008.60034179688</text:p>
          </table:table-cell>
          <table:table-cell office:value-type="float" office:value="127.962913513184" calcext:value-type="float">
            <text:p>127.962913513184</text:p>
          </table:table-cell>
          <table:table-cell office:value-type="float" office:value="593.358520507813" calcext:value-type="float">
            <text:p>593.358520507813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float" office:value="657.476745605469" calcext:value-type="float">
            <text:p>657.476745605469</text:p>
          </table:table-cell>
          <table:table-cell office:value-type="float" office:value="1202.14819335938" calcext:value-type="float">
            <text:p>1202.14819335938</text:p>
          </table:table-cell>
          <table:table-cell office:value-type="float" office:value="206.915863037109" calcext:value-type="float">
            <text:p>206.915863037109</text:p>
          </table:table-cell>
          <table:table-cell office:value-type="float" office:value="322.412841796875" calcext:value-type="float">
            <text:p>322.412841796875</text:p>
          </table:table-cell>
        </table:table-row>
        <table:table-row table:style-name="ro1">
          <table:table-cell office:value-type="float" office:value="54890" calcext:value-type="float">
            <text:p>54890</text:p>
          </table:table-cell>
          <table:table-cell office:value-type="float" office:value="681.366882324219" calcext:value-type="float">
            <text:p>681.366882324219</text:p>
          </table:table-cell>
          <table:table-cell office:value-type="float" office:value="1319.08630371094" calcext:value-type="float">
            <text:p>1319.08630371094</text:p>
          </table:table-cell>
          <table:table-cell office:value-type="float" office:value="177.166610717773" calcext:value-type="float">
            <text:p>177.166610717773</text:p>
          </table:table-cell>
          <table:table-cell office:value-type="float" office:value="360.963043212891" calcext:value-type="float">
            <text:p>360.963043212891</text:p>
          </table:table-cell>
        </table:table-row>
        <table:table-row table:style-name="ro1">
          <table:table-cell office:value-type="float" office:value="57310" calcext:value-type="float">
            <text:p>57310</text:p>
          </table:table-cell>
          <table:table-cell office:value-type="float" office:value="671.287780761719" calcext:value-type="float">
            <text:p>671.287780761719</text:p>
          </table:table-cell>
          <table:table-cell office:value-type="float" office:value="1328.78662109375" calcext:value-type="float">
            <text:p>1328.78662109375</text:p>
          </table:table-cell>
          <table:table-cell office:value-type="float" office:value="226.499099731445" calcext:value-type="float">
            <text:p>226.499099731445</text:p>
          </table:table-cell>
          <table:table-cell office:value-type="float" office:value="366.900573730469" calcext:value-type="float">
            <text:p>366.900573730469</text:p>
          </table:table-cell>
        </table:table-row>
        <table:table-row table:style-name="ro1">
          <table:table-cell office:value-type="float" office:value="59930" calcext:value-type="float">
            <text:p>59930</text:p>
          </table:table-cell>
          <table:table-cell office:value-type="float" office:value="551.28" calcext:value-type="float">
            <text:p>551.28</text:p>
          </table:table-cell>
          <table:table-cell office:value-type="float" office:value="2214.81" calcext:value-type="float">
            <text:p>2214.81</text:p>
          </table:table-cell>
          <table:table-cell office:value-type="float" office:value="98.54" calcext:value-type="float">
            <text:p>98.54</text:p>
          </table:table-cell>
          <table:table-cell office:value-type="float" office:value="589.28" calcext:value-type="float">
            <text:p>589.28</text:p>
          </table:table-cell>
        </table:table-row>
        <table:table-row table:style-name="ro1">
          <table:table-cell office:value-type="float" office:value="62320" calcext:value-type="float">
            <text:p>62320</text:p>
          </table:table-cell>
          <table:table-cell office:value-type="float" office:value="356.434020996094" calcext:value-type="float">
            <text:p>356.434020996094</text:p>
          </table:table-cell>
          <table:table-cell office:value-type="float" office:value="531.57861328125" calcext:value-type="float">
            <text:p>531.57861328125</text:p>
          </table:table-cell>
          <table:table-cell office:value-type="float" office:value="206.617370605469" calcext:value-type="float">
            <text:p>206.617370605469</text:p>
          </table:table-cell>
          <table:table-cell office:value-type="float" office:value="116.328681945801" calcext:value-type="float">
            <text:p>116.328681945801</text:p>
          </table:table-cell>
        </table:table-row>
        <table:table-row table:style-name="ro1">
          <table:table-cell office:value-type="float" office:value="64300" calcext:value-type="float">
            <text:p>64300</text:p>
          </table:table-cell>
          <table:table-cell office:value-type="float" office:value="523.397827148438" calcext:value-type="float">
            <text:p>523.397827148438</text:p>
          </table:table-cell>
          <table:table-cell office:value-type="float" office:value="816.371887207031" calcext:value-type="float">
            <text:p>816.371887207031</text:p>
          </table:table-cell>
          <table:table-cell office:value-type="float" office:value="127.982627868652" calcext:value-type="float">
            <text:p>127.982627868652</text:p>
          </table:table-cell>
          <table:table-cell office:value-type="float" office:value="220.726959228516" calcext:value-type="float">
            <text:p>220.726959228516</text:p>
          </table:table-cell>
        </table:table-row>
        <table:table-row table:style-name="ro1">
          <table:table-cell office:value-type="float" office:value="66770" calcext:value-type="float">
            <text:p>66770</text:p>
          </table:table-cell>
          <table:table-cell office:value-type="float" office:value="590.178588867188" calcext:value-type="float">
            <text:p>590.178588867188</text:p>
          </table:table-cell>
          <table:table-cell office:value-type="float" office:value="2138.32666015625" calcext:value-type="float">
            <text:p>2138.32666015625</text:p>
          </table:table-cell>
          <table:table-cell office:value-type="float" office:value="187.090972900391" calcext:value-type="float">
            <text:p>187.090972900391</text:p>
          </table:table-cell>
          <table:table-cell office:value-type="float" office:value="538.398559570313" calcext:value-type="float">
            <text:p>538.398559570313</text:p>
          </table:table-cell>
        </table:table-row>
        <table:table-row table:style-name="ro1">
          <table:table-cell office:value-type="float" office:value="69140" calcext:value-type="float">
            <text:p>69140</text:p>
          </table:table-cell>
          <table:table-cell office:value-type="float" office:value="987.68" calcext:value-type="float">
            <text:p>987.68</text:p>
          </table:table-cell>
          <table:table-cell office:value-type="float" office:value="3453.06" calcext:value-type="float">
            <text:p>3453.06</text:p>
          </table:table-cell>
          <table:table-cell office:value-type="float" office:value="197.28" calcext:value-type="float">
            <text:p>197.28</text:p>
          </table:table-cell>
          <table:table-cell office:value-type="float" office:value="891.06" calcext:value-type="float">
            <text:p>891.06</text:p>
          </table:table-cell>
        </table:table-row>
        <table:table-row table:style-name="ro1">
          <table:table-cell office:value-type="float" office:value="71260" calcext:value-type="float">
            <text:p>71260</text:p>
          </table:table-cell>
          <table:table-cell office:value-type="float" office:value="548.000549316406" calcext:value-type="float">
            <text:p>548.000549316406</text:p>
          </table:table-cell>
          <table:table-cell office:value-type="float" office:value="1377.30615234375" calcext:value-type="float">
            <text:p>1377.30615234375</text:p>
          </table:table-cell>
          <table:table-cell office:value-type="float" office:value="137.633636474609" calcext:value-type="float">
            <text:p>137.633636474609</text:p>
          </table:table-cell>
          <table:table-cell office:value-type="float" office:value="404.323059082031" calcext:value-type="float">
            <text:p>404.323059082031</text:p>
          </table:table-cell>
        </table:table-row>
        <table:table-row table:style-name="ro1">
          <table:table-cell office:value-type="float" office:value="73430" calcext:value-type="float">
            <text:p>73430</text:p>
          </table:table-cell>
          <table:table-cell office:value-type="float" office:value="482.122589111328" calcext:value-type="float">
            <text:p>482.122589111328</text:p>
          </table:table-cell>
          <table:table-cell office:value-type="float" office:value="836.268737792969" calcext:value-type="float">
            <text:p>836.268737792969</text:p>
          </table:table-cell>
          <table:table-cell office:value-type="float" office:value="137.883728027344" calcext:value-type="float">
            <text:p>137.883728027344</text:p>
          </table:table-cell>
          <table:table-cell office:value-type="float" office:value="176.374954223633" calcext:value-type="float">
            <text:p>176.374954223633</text:p>
          </table:table-cell>
        </table:table-row>
        <table:table-row table:style-name="ro1">
          <table:table-cell office:value-type="float" office:value="75960" calcext:value-type="float">
            <text:p>75960</text:p>
          </table:table-cell>
          <table:table-cell office:value-type="float" office:value="684.836242675781" calcext:value-type="float">
            <text:p>684.836242675781</text:p>
          </table:table-cell>
          <table:table-cell office:value-type="float" office:value="1635.59106445313" calcext:value-type="float">
            <text:p>1635.59106445313</text:p>
          </table:table-cell>
          <table:table-cell office:value-type="float" office:value="137.976699829102" calcext:value-type="float">
            <text:p>137.976699829102</text:p>
          </table:table-cell>
          <table:table-cell office:value-type="float" office:value="499.464050292969" calcext:value-type="float">
            <text:p>499.464050292969</text:p>
          </table:table-cell>
        </table:table-row>
        <table:table-row table:style-name="ro1">
          <table:table-cell office:value-type="float" office:value="78220" calcext:value-type="float">
            <text:p>78220</text:p>
          </table:table-cell>
          <table:table-cell office:value-type="float" office:value="896.13" calcext:value-type="float">
            <text:p>896.13</text:p>
          </table:table-cell>
          <table:table-cell office:value-type="float" office:value="2970.84" calcext:value-type="float">
            <text:p>2970.84</text:p>
          </table:table-cell>
          <table:table-cell office:value-type="float" office:value="314.6" calcext:value-type="float">
            <text:p>314.6</text:p>
          </table:table-cell>
          <table:table-cell office:value-type="float" office:value="739.27" calcext:value-type="float">
            <text:p>739.27</text:p>
          </table:table-cell>
        </table:table-row>
        <table:table-row table:style-name="ro1">
          <table:table-cell office:value-type="float" office:value="80480" calcext:value-type="float">
            <text:p>80480</text:p>
          </table:table-cell>
          <table:table-cell office:value-type="float" office:value="785.351806640625" calcext:value-type="float">
            <text:p>785.351806640625</text:p>
          </table:table-cell>
          <table:table-cell office:value-type="float" office:value="1306.98498535156" calcext:value-type="float">
            <text:p>1306.98498535156</text:p>
          </table:table-cell>
          <table:table-cell office:value-type="float" office:value="157.374938964844" calcext:value-type="float">
            <text:p>157.374938964844</text:p>
          </table:table-cell>
          <table:table-cell office:value-type="float" office:value="357.587707519531" calcext:value-type="float">
            <text:p>357.587707519531</text:p>
          </table:table-cell>
        </table:table-row>
        <table:table-row table:style-name="ro1">
          <table:table-cell office:value-type="float" office:value="83070" calcext:value-type="float">
            <text:p>83070</text:p>
          </table:table-cell>
          <table:table-cell office:value-type="float" office:value="627.458984375" calcext:value-type="float">
            <text:p>627.458984375</text:p>
          </table:table-cell>
          <table:table-cell office:value-type="float" office:value="2291.42749023437" calcext:value-type="float">
            <text:p>2291.42749023437</text:p>
          </table:table-cell>
          <table:table-cell office:value-type="float" office:value="78.593391418457" calcext:value-type="float">
            <text:p>78.593391418457</text:p>
          </table:table-cell>
          <table:table-cell office:value-type="float" office:value="616.316955566406" calcext:value-type="float">
            <text:p>616.316955566406</text:p>
          </table:table-cell>
        </table:table-row>
        <table:table-row table:style-name="ro1">
          <table:table-cell office:value-type="float" office:value="85710" calcext:value-type="float">
            <text:p>85710</text:p>
          </table:table-cell>
          <table:table-cell office:value-type="float" office:value="630.090148925781" calcext:value-type="float">
            <text:p>630.090148925781</text:p>
          </table:table-cell>
          <table:table-cell office:value-type="float" office:value="1513.59790039063" calcext:value-type="float">
            <text:p>1513.59790039063</text:p>
          </table:table-cell>
          <table:table-cell office:value-type="float" office:value="226.039474487305" calcext:value-type="float">
            <text:p>226.039474487305</text:p>
          </table:table-cell>
          <table:table-cell office:value-type="float" office:value="379.293731689453" calcext:value-type="float">
            <text:p>379.293731689453</text:p>
          </table:table-cell>
        </table:table-row>
        <table:table-row table:style-name="ro1">
          <table:table-cell office:value-type="float" office:value="87990" calcext:value-type="float">
            <text:p>87990</text:p>
          </table:table-cell>
          <table:table-cell office:value-type="float" office:value="608.311645507813" calcext:value-type="float">
            <text:p>608.311645507813</text:p>
          </table:table-cell>
          <table:table-cell office:value-type="float" office:value="1484.04052734375" calcext:value-type="float">
            <text:p>1484.04052734375</text:p>
          </table:table-cell>
          <table:table-cell office:value-type="float" office:value="176.900527954102" calcext:value-type="float">
            <text:p>176.900527954102</text:p>
          </table:table-cell>
          <table:table-cell office:value-type="float" office:value="399.467620849609" calcext:value-type="float">
            <text:p>399.467620849609</text:p>
          </table:table-cell>
        </table:table-row>
        <table:table-row table:style-name="ro1">
          <table:table-cell office:value-type="float" office:value="90210" calcext:value-type="float">
            <text:p>90210</text:p>
          </table:table-cell>
          <table:table-cell office:value-type="float" office:value="698.287780761719" calcext:value-type="float">
            <text:p>698.287780761719</text:p>
          </table:table-cell>
          <table:table-cell office:value-type="float" office:value="3481.458984375" calcext:value-type="float">
            <text:p>3481.458984375</text:p>
          </table:table-cell>
          <table:table-cell office:value-type="float" office:value="127.88990020752" calcext:value-type="float">
            <text:p>127.88990020752</text:p>
          </table:table-cell>
          <table:table-cell office:value-type="float" office:value="948.005432128906" calcext:value-type="float">
            <text:p>948.005432128906</text:p>
          </table:table-cell>
        </table:table-row>
        <table:table-row table:style-name="ro1">
          <table:table-cell office:value-type="float" office:value="92580" calcext:value-type="float">
            <text:p>92580</text:p>
          </table:table-cell>
          <table:table-cell office:value-type="float" office:value="932.410095214844" calcext:value-type="float">
            <text:p>932.410095214844</text:p>
          </table:table-cell>
          <table:table-cell office:value-type="float" office:value="2478.41235351562" calcext:value-type="float">
            <text:p>2478.41235351562</text:p>
          </table:table-cell>
          <table:table-cell office:value-type="float" office:value="324.468780517578" calcext:value-type="float">
            <text:p>324.468780517578</text:p>
          </table:table-cell>
          <table:table-cell office:value-type="float" office:value="571.963928222656" calcext:value-type="float">
            <text:p>571.963928222656</text:p>
          </table:table-cell>
        </table:table-row>
        <table:table-row table:style-name="ro1">
          <table:table-cell office:value-type="float" office:value="94920" calcext:value-type="float">
            <text:p>94920</text:p>
          </table:table-cell>
          <table:table-cell office:value-type="float" office:value="768.618835449219" calcext:value-type="float">
            <text:p>768.618835449219</text:p>
          </table:table-cell>
          <table:table-cell office:value-type="float" office:value="1611.67272949219" calcext:value-type="float">
            <text:p>1611.67272949219</text:p>
          </table:table-cell>
          <table:table-cell office:value-type="float" office:value="255.501129150391" calcext:value-type="float">
            <text:p>255.501129150391</text:p>
          </table:table-cell>
          <table:table-cell office:value-type="float" office:value="435.4052734375" calcext:value-type="float">
            <text:p>435.4052734375</text:p>
          </table:table-cell>
        </table:table-row>
        <table:table-row table:style-name="ro1">
          <table:table-cell office:value-type="float" office:value="96950" calcext:value-type="float">
            <text:p>96950</text:p>
          </table:table-cell>
          <table:table-cell office:value-type="float" office:value="769.1103515625" calcext:value-type="float">
            <text:p>769.1103515625</text:p>
          </table:table-cell>
          <table:table-cell office:value-type="float" office:value="1642.51831054688" calcext:value-type="float">
            <text:p>1642.51831054688</text:p>
          </table:table-cell>
          <table:table-cell office:value-type="float" office:value="176.995849609375" calcext:value-type="float">
            <text:p>176.995849609375</text:p>
          </table:table-cell>
          <table:table-cell office:value-type="float" office:value="441.434448242188" calcext:value-type="float">
            <text:p>441.434448242188</text:p>
          </table:table-cell>
        </table:table-row>
        <table:table-row table:style-name="ro1">
          <table:table-cell office:value-type="float" office:value="99300" calcext:value-type="float">
            <text:p>99300</text:p>
          </table:table-cell>
          <table:table-cell office:value-type="float" office:value="1020.09814453125" calcext:value-type="float">
            <text:p>1020.09814453125</text:p>
          </table:table-cell>
          <table:table-cell office:value-type="float" office:value="2977.60131835937" calcext:value-type="float">
            <text:p>2977.60131835937</text:p>
          </table:table-cell>
          <table:table-cell office:value-type="float" office:value="225.957809448242" calcext:value-type="float">
            <text:p>225.957809448242</text:p>
          </table:table-cell>
          <table:table-cell office:value-type="float" office:value="754.592651367188" calcext:value-type="float">
            <text:p>754.592651367188</text:p>
          </table:table-cell>
        </table:table-row>
        <table:table-row table:style-name="ro1">
          <table:table-cell office:value-type="float" office:value="101710" calcext:value-type="float">
            <text:p>101710</text:p>
          </table:table-cell>
          <table:table-cell office:value-type="float" office:value="1006.82214355469" calcext:value-type="float">
            <text:p>1006.82214355469</text:p>
          </table:table-cell>
          <table:table-cell office:value-type="float" office:value="3097.59790039062" calcext:value-type="float">
            <text:p>3097.59790039062</text:p>
          </table:table-cell>
          <table:table-cell office:value-type="float" office:value="157.297409057617" calcext:value-type="float">
            <text:p>157.297409057617</text:p>
          </table:table-cell>
          <table:table-cell office:value-type="float" office:value="928.472412109375" calcext:value-type="float">
            <text:p>928.472412109375</text:p>
          </table:table-cell>
        </table:table-row>
        <table:table-row table:style-name="ro1">
          <table:table-cell office:value-type="float" office:value="103720" calcext:value-type="float">
            <text:p>103720</text:p>
          </table:table-cell>
          <table:table-cell office:value-type="float" office:value="419.773590087891" calcext:value-type="float">
            <text:p>419.773590087891</text:p>
          </table:table-cell>
          <table:table-cell office:value-type="float" office:value="766.812683105469" calcext:value-type="float">
            <text:p>766.812683105469</text:p>
          </table:table-cell>
          <table:table-cell office:value-type="float" office:value="117.960868835449" calcext:value-type="float">
            <text:p>117.960868835449</text:p>
          </table:table-cell>
          <table:table-cell office:value-type="float" office:value="215.200942993164" calcext:value-type="float">
            <text:p>215.200942993164</text:p>
          </table:table-cell>
        </table:table-row>
        <table:table-row table:style-name="ro1">
          <table:table-cell office:value-type="float" office:value="106070" calcext:value-type="float">
            <text:p>106070</text:p>
          </table:table-cell>
          <table:table-cell office:value-type="float" office:value="704.766479492188" calcext:value-type="float">
            <text:p>704.766479492188</text:p>
          </table:table-cell>
          <table:table-cell office:value-type="float" office:value="1286.05395507813" calcext:value-type="float">
            <text:p>1286.05395507813</text:p>
          </table:table-cell>
          <table:table-cell office:value-type="float" office:value="235.614059448242" calcext:value-type="float">
            <text:p>235.614059448242</text:p>
          </table:table-cell>
          <table:table-cell office:value-type="float" office:value="295.828155517578" calcext:value-type="float">
            <text:p>295.828155517578</text:p>
          </table:table-cell>
        </table:table-row>
        <table:table-row table:style-name="ro1">
          <table:table-cell office:value-type="float" office:value="108200" calcext:value-type="float">
            <text:p>108200</text:p>
          </table:table-cell>
          <table:table-cell office:value-type="float" office:value="642.83447265625" calcext:value-type="float">
            <text:p>642.83447265625</text:p>
          </table:table-cell>
          <table:table-cell office:value-type="float" office:value="1513.9296875" calcext:value-type="float">
            <text:p>1513.9296875</text:p>
          </table:table-cell>
          <table:table-cell office:value-type="float" office:value="127.792778015137" calcext:value-type="float">
            <text:p>127.792778015137</text:p>
          </table:table-cell>
          <table:table-cell office:value-type="float" office:value="504.995971679687" calcext:value-type="float">
            <text:p>504.995971679687</text:p>
          </table:table-cell>
        </table:table-row>
        <table:table-row table:style-name="ro1">
          <table:table-cell office:value-type="float" office:value="110870" calcext:value-type="float">
            <text:p>110870</text:p>
          </table:table-cell>
          <table:table-cell office:value-type="float" office:value="962.441650390625" calcext:value-type="float">
            <text:p>962.441650390625</text:p>
          </table:table-cell>
          <table:table-cell office:value-type="float" office:value="2575.94702148437" calcext:value-type="float">
            <text:p>2575.94702148437</text:p>
          </table:table-cell>
          <table:table-cell office:value-type="float" office:value="255.681716918945" calcext:value-type="float">
            <text:p>255.681716918945</text:p>
          </table:table-cell>
          <table:table-cell office:value-type="float" office:value="664.864318847656" calcext:value-type="float">
            <text:p>664.864318847656</text:p>
          </table:table-cell>
        </table:table-row>
        <table:table-row table:style-name="ro1">
          <table:table-cell office:value-type="float" office:value="113270" calcext:value-type="float">
            <text:p>113270</text:p>
          </table:table-cell>
          <table:table-cell office:value-type="float" office:value="631.260986328125" calcext:value-type="float">
            <text:p>631.260986328125</text:p>
          </table:table-cell>
          <table:table-cell office:value-type="float" office:value="1819.16809082031" calcext:value-type="float">
            <text:p>1819.16809082031</text:p>
          </table:table-cell>
          <table:table-cell office:value-type="float" office:value="127.801048278809" calcext:value-type="float">
            <text:p>127.801048278809</text:p>
          </table:table-cell>
          <table:table-cell office:value-type="float" office:value="478.480834960938" calcext:value-type="float">
            <text:p>478.480834960938</text:p>
          </table:table-cell>
        </table:table-row>
        <table:table-row table:style-name="ro1">
          <table:table-cell office:value-type="float" office:value="115730" calcext:value-type="float">
            <text:p>115730</text:p>
          </table:table-cell>
          <table:table-cell office:value-type="float" office:value="532.138732910156" calcext:value-type="float">
            <text:p>532.138732910156</text:p>
          </table:table-cell>
          <table:table-cell office:value-type="float" office:value="1178.11975097656" calcext:value-type="float">
            <text:p>1178.11975097656</text:p>
          </table:table-cell>
          <table:table-cell office:value-type="float" office:value="137.487106323242" calcext:value-type="float">
            <text:p>137.487106323242</text:p>
          </table:table-cell>
          <table:table-cell office:value-type="float" office:value="324.953765869141" calcext:value-type="float">
            <text:p>324.953765869141</text:p>
          </table:table-cell>
        </table:table-row>
        <table:table-row table:style-name="ro1">
          <table:table-cell office:value-type="float" office:value="117980" calcext:value-type="float">
            <text:p>117980</text:p>
          </table:table-cell>
          <table:table-cell office:value-type="float" office:value="506.983245849609" calcext:value-type="float">
            <text:p>506.983245849609</text:p>
          </table:table-cell>
          <table:table-cell office:value-type="float" office:value="1012.00988769531" calcext:value-type="float">
            <text:p>1012.00988769531</text:p>
          </table:table-cell>
          <table:table-cell office:value-type="float" office:value="108.080276489258" calcext:value-type="float">
            <text:p>108.080276489258</text:p>
          </table:table-cell>
          <table:table-cell office:value-type="float" office:value="292.842956542969" calcext:value-type="float">
            <text:p>292.842956542969</text:p>
          </table:table-cell>
        </table:table-row>
        <table:table-row table:style-name="ro1">
          <table:table-cell office:value-type="float" office:value="120370" calcext:value-type="float">
            <text:p>120370</text:p>
          </table:table-cell>
          <table:table-cell office:value-type="float" office:value="965.067443847656" calcext:value-type="float">
            <text:p>965.067443847656</text:p>
          </table:table-cell>
          <table:table-cell office:value-type="float" office:value="2417.71264648437" calcext:value-type="float">
            <text:p>2417.71264648437</text:p>
          </table:table-cell>
          <table:table-cell office:value-type="float" office:value="245.719604492187" calcext:value-type="float">
            <text:p>245.719604492187</text:p>
          </table:table-cell>
          <table:table-cell office:value-type="float" office:value="643.013977050781" calcext:value-type="float">
            <text:p>643.013977050781</text:p>
          </table:table-cell>
        </table:table-row>
        <table:table-row table:style-name="ro1">
          <table:table-cell office:value-type="float" office:value="122730" calcext:value-type="float">
            <text:p>122730</text:p>
          </table:table-cell>
          <table:table-cell office:value-type="float" office:value="735.291198730469" calcext:value-type="float">
            <text:p>735.291198730469</text:p>
          </table:table-cell>
          <table:table-cell office:value-type="float" office:value="1427.162109375" calcext:value-type="float">
            <text:p>1427.162109375</text:p>
          </table:table-cell>
          <table:table-cell office:value-type="float" office:value="98.4276275634766" calcext:value-type="float">
            <text:p>98.4276275634766</text:p>
          </table:table-cell>
          <table:table-cell office:value-type="float" office:value="415.316284179688" calcext:value-type="float">
            <text:p>415.316284179688</text:p>
          </table:table-cell>
        </table:table-row>
        <table:table-row table:style-name="ro1">
          <table:table-cell office:value-type="float" office:value="124870" calcext:value-type="float">
            <text:p>124870</text:p>
          </table:table-cell>
          <table:table-cell office:value-type="float" office:value="681.228576660156" calcext:value-type="float">
            <text:p>681.228576660156</text:p>
          </table:table-cell>
          <table:table-cell office:value-type="float" office:value="1700.42980957031" calcext:value-type="float">
            <text:p>1700.42980957031</text:p>
          </table:table-cell>
          <table:table-cell office:value-type="float" office:value="235.966567993164" calcext:value-type="float">
            <text:p>235.966567993164</text:p>
          </table:table-cell>
          <table:table-cell office:value-type="float" office:value="451.699768066406" calcext:value-type="float">
            <text:p>451.699768066406</text:p>
          </table:table-cell>
        </table:table-row>
        <table:table-row table:style-name="ro1">
          <table:table-cell office:value-type="float" office:value="127460" calcext:value-type="float">
            <text:p>127460</text:p>
          </table:table-cell>
          <table:table-cell office:value-type="float" office:value="797.69" calcext:value-type="float">
            <text:p>797.69</text:p>
          </table:table-cell>
          <table:table-cell office:value-type="float" office:value="1363.85" calcext:value-type="float">
            <text:p>1363.85</text:p>
          </table:table-cell>
          <table:table-cell office:value-type="float" office:value="421.82" calcext:value-type="float">
            <text:p>421.82</text:p>
          </table:table-cell>
          <table:table-cell office:value-type="float" office:value="319.5" calcext:value-type="float">
            <text:p>319.5</text:p>
          </table:table-cell>
        </table:table-row>
        <table:table-row table:style-name="ro1">
          <table:table-cell office:value-type="float" office:value="129740" calcext:value-type="float">
            <text:p>129740</text:p>
          </table:table-cell>
          <table:table-cell office:value-type="float" office:value="577.6" calcext:value-type="float">
            <text:p>577.6</text:p>
          </table:table-cell>
          <table:table-cell office:value-type="float" office:value="1512.63" calcext:value-type="float">
            <text:p>1512.63</text:p>
          </table:table-cell>
          <table:table-cell office:value-type="float" office:value="166.94" calcext:value-type="float">
            <text:p>166.94</text:p>
          </table:table-cell>
          <table:table-cell office:value-type="float" office:value="480.14" calcext:value-type="float">
            <text:p>480.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1T11:20:19.869951534</meta:creation-date>
    <dc:date>2020-02-01T11:29:34.176724729</dc:date>
    <meta:editing-duration>PT9M14S</meta:editing-duration>
    <meta:editing-cycles>1</meta:editing-cycles>
    <meta:document-statistic meta:table-count="1" meta:cell-count="305" meta:object-count="0"/>
    <meta:generator>LibreOffice/6.0.7.3$Linux_X86_64 LibreOffice_project/00m0$Build-3</meta:generator>
  </office:meta>
</office:document-meta>
</file>